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line-height="200%" fo:text-align="center" style:justify-single-word="false" fo:text-indent="0.5in" style:auto-text-indent="true"/>
      <style:text-properties officeooo:rsid="000b8e6f" officeooo:paragraph-rsid="000b8e6f"/>
    </style:style>
    <style:style style:name="P2" style:family="paragraph" style:parent-style-name="Standard">
      <style:paragraph-properties fo:margin-left="0in" fo:margin-right="0in" fo:line-height="200%" fo:text-align="start" style:justify-single-word="false" fo:text-indent="0.5in" style:auto-text-indent="true"/>
      <style:text-properties fo:font-style="normal" officeooo:rsid="000b8e6f" officeooo:paragraph-rsid="000b8e6f" style:font-style-asian="normal" style:font-style-complex="normal"/>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ffering – Philippians 1:29</text:p>
      <text:p text:style-name="P1"><text:s/><text:span text:style-name="T1">29 For it has been granted to you that for the sake of Christ you should not only believe in him but also suffer for his sake</text:span></text:p>
      <text:p text:style-name="P2">How many of us like pain? How many of us like suffering? These are of course trick questions as the answer to these are no one does. No one in this room wants to suffer. In fact I bet all of us do not want others around us to have pain and suffering. The inevitable part of living in this world is that at some point all of us will face these things. We are told as much in the scriptures as well as life experience has taught us that it comes with being human.</text:p>
      <text:p text:style-name="P2">The next question is how many of us would have become Christian had we known that we would suffer for the cause? Well actually none of us that is why we are called in the first place. No one in this room chooses Christ, He choose us, and for that I am thankful every day of my life. If not for Christ’s suffering first we would not be here. We would not have anything when we die except more pain and more suffering, but Christ changed that all for us.</text:p>
      <text:p text:style-name="P2">Christianity is not an easy path. It is not a sure way to find health, wealth and prosperity like some preach. In fact, we are told throughout the scriptures that we are going to suffer for His sake. That is why, Christ sent us a comforter to help in those times. Our suffering does not go unpunished though. We will see at the Great White Throne Judgment that all sin will be punished, and those standing at the throne will get a just reward for that.</text:p>
      <text:p text:style-name="P2">Many of us in this room have experienced that pain and suffering of being a Christian, and if you have not either you just accepted Christ, or He is truly not your Lord. I am sure we all have had family not speak to us, or disown us. We have all been interrogated like we were in the inquisition, but these things are but a vapor compared to the eternity we will get to spend with out Father in Heaven.</text:p>
      <text:p text:style-name="P2">Take this week to, as James and Paul wrote, to take joy in our suffering when it happens. Because then we know that we are doing God’s work because something is fighting awful hard to get us to stop.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6T20:55:13.465341342</meta:creation-date>
    <dc:title>default</dc:title>
    <meta:editing-duration>PT9M41S</meta:editing-duration>
    <meta:editing-cycles>2</meta:editing-cycles>
    <meta:generator>LibreOffice/6.4.7.2$Linux_X86_64 LibreOffice_project/40$Build-2</meta:generator>
    <dc:date>2022-03-26T21:04:54.378621076</dc:date>
    <meta:document-statistic meta:table-count="0" meta:image-count="0" meta:object-count="0" meta:page-count="1" meta:paragraph-count="7" meta:word-count="420" meta:character-count="2121" meta:non-whitespace-character-count="1705"/>
    <meta:template xlink:type="simple" xlink:actuate="onRequest" xlink:title="default" xlink:href="../../../../../../home/pastorczo13/Templates/default.ott" meta:date="2022-03-26T20:55:13.009312931"/>
  </office:meta>
</office:document-meta>
</file>